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text-properties fo:font-style="italic" fo:font-weight="bold" officeooo:rsid="00196b33" officeooo:paragraph-rsid="008a39c3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204bde" officeooo:paragraph-rsid="009caef5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normal" officeooo:rsid="009150d0" officeooo:paragraph-rsid="008a39c3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96b33" officeooo:paragraph-rsid="008a39c3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196b33" officeooo:paragraph-rsid="00883f1d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196b33" officeooo:paragraph-rsid="009caef5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8b04dc" officeooo:paragraph-rsid="008a39c3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9ab7c8" officeooo:paragraph-rsid="00a8349b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9ab7c8" officeooo:paragraph-rsid="00ac51c4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9ab7c8" officeooo:paragraph-rsid="00ac535e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normal" fo:font-weight="bold" officeooo:rsid="00196b33" officeooo:paragraph-rsid="008a39c3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bold" officeooo:rsid="009ab7c8" officeooo:paragraph-rsid="00a8349b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normal" officeooo:rsid="00196b33" officeooo:paragraph-rsid="00883f1d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204bde" officeooo:paragraph-rsid="0062afd0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204bde" officeooo:paragraph-rsid="009ab7c8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9ab7c8" officeooo:paragraph-rsid="00a8349b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9ab7c8" officeooo:paragraph-rsid="00b0067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aabf71" officeooo:paragraph-rsid="00ac535e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aabf71" officeooo:paragraph-rsid="00ae7b18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a99008" officeooo:paragraph-rsid="00a8349b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107" style:family="paragraph" style:parent-style-name="Standard">
      <style:text-properties fo:font-style="normal" fo:font-weight="normal" officeooo:rsid="009ab7c8" officeooo:paragraph-rsid="00b00677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bold" officeooo:rsid="009ab7c8" officeooo:paragraph-rsid="00b00677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fo:font-weight="bold" officeooo:rsid="009ab7c8" officeooo:paragraph-rsid="00b261d0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fo:font-weight="bold" officeooo:rsid="009ab7c8" officeooo:paragraph-rsid="00b4e7ce" style:font-style-asian="normal" style:font-weight-asian="bold" style:font-style-complex="normal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fo:font-weight="normal" officeooo:rsid="00b1b16f" style:font-weight-asian="normal" style:font-weight-complex="normal"/>
    </style:style>
    <style:style style:name="T35" style:family="text">
      <style:text-properties fo:font-weight="normal" officeooo:rsid="00a99008" style:font-weight-asian="normal" style:font-weight-complex="normal"/>
    </style:style>
    <style:style style:name="T36" style:family="text">
      <style:text-properties fo:font-weight="normal" officeooo:rsid="00b2205c" style:font-weight-asian="normal" style:font-weight-complex="normal"/>
    </style:style>
    <style:style style:name="T37" style:family="text">
      <style:text-properties fo:font-weight="normal" officeooo:rsid="00b47008" style:font-weight-asian="normal" style:font-weight-complex="normal"/>
    </style:style>
    <style:style style:name="T38" style:family="text">
      <style:text-properties fo:font-weight="normal" officeooo:rsid="00b4e7ce" style:font-weight-asian="normal" style:font-weight-complex="normal"/>
    </style:style>
    <style:style style:name="T39" style:family="text">
      <style:text-properties officeooo:rsid="000a5bca"/>
    </style:style>
    <style:style style:name="T40" style:family="text">
      <style:text-properties officeooo:rsid="000c49fe"/>
    </style:style>
    <style:style style:name="T41" style:family="text">
      <style:text-properties officeooo:rsid="000e1e6f"/>
    </style:style>
    <style:style style:name="T42" style:family="text">
      <style:text-properties officeooo:rsid="0017dbf1"/>
    </style:style>
    <style:style style:name="T43" style:family="text">
      <style:text-properties officeooo:rsid="001a40d6"/>
    </style:style>
    <style:style style:name="T44" style:family="text">
      <style:text-properties officeooo:rsid="001fdd7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96b33" style:font-weight-asian="bold" style:font-weight-complex="bold"/>
    </style:style>
    <style:style style:name="T47" style:family="text">
      <style:text-properties fo:font-weight="bold" officeooo:rsid="00204bde" style:font-weight-asian="bold" style:font-weight-complex="bold"/>
    </style:style>
    <style:style style:name="T48" style:family="text">
      <style:text-properties officeooo:rsid="00204bde"/>
    </style:style>
    <style:style style:name="T49" style:family="text">
      <style:text-properties officeooo:rsid="001ec69d"/>
    </style:style>
    <style:style style:name="T50" style:family="text">
      <style:text-properties officeooo:rsid="000f7824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18fc56"/>
    </style:style>
    <style:style style:name="T53" style:family="text">
      <style:text-properties officeooo:rsid="0030c882"/>
    </style:style>
    <style:style style:name="T54" style:family="text">
      <style:text-properties officeooo:rsid="00383690"/>
    </style:style>
    <style:style style:name="T55" style:family="text">
      <style:text-properties officeooo:rsid="00458426"/>
    </style:style>
    <style:style style:name="T56" style:family="text">
      <style:text-properties officeooo:rsid="00464044"/>
    </style:style>
    <style:style style:name="T57" style:family="text">
      <style:text-properties officeooo:rsid="00521e03"/>
    </style:style>
    <style:style style:name="T58" style:family="text">
      <style:text-properties officeooo:rsid="007ec136"/>
    </style:style>
    <style:style style:name="T59" style:family="text">
      <style:text-properties officeooo:rsid="007fdbd8"/>
    </style:style>
    <style:style style:name="T60" style:family="text">
      <style:text-properties officeooo:rsid="0081d860"/>
    </style:style>
    <style:style style:name="T61" style:family="text">
      <style:text-properties officeooo:rsid="0007b186"/>
    </style:style>
    <style:style style:name="T62" style:family="text">
      <style:text-properties officeooo:rsid="00861065"/>
    </style:style>
    <style:style style:name="T63" style:family="text">
      <style:text-properties officeooo:rsid="009819dd"/>
    </style:style>
    <style:style style:name="T64" style:family="text">
      <style:text-properties officeooo:rsid="0098bc3d"/>
    </style:style>
    <style:style style:name="T65" style:family="text">
      <style:text-properties officeooo:rsid="009ab7c8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9316c7" style:font-style-asian="normal" style:font-style-complex="normal"/>
    </style:style>
    <style:style style:name="T68" style:family="text">
      <style:text-properties fo:font-style="normal" officeooo:rsid="00947b38" style:font-style-asian="normal" style:font-style-complex="normal"/>
    </style:style>
    <style:style style:name="T69" style:family="text">
      <style:text-properties fo:font-style="normal" officeooo:rsid="00966776" style:font-style-asian="normal" style:font-style-complex="normal"/>
    </style:style>
    <style:style style:name="T70" style:family="text">
      <style:text-properties fo:font-style="normal" officeooo:rsid="00953cf2" style:font-style-asian="normal" style:font-style-complex="normal"/>
    </style:style>
    <style:style style:name="T71" style:family="text">
      <style:text-properties fo:font-style="normal" officeooo:rsid="008b04dc" style:font-style-asian="normal" style:font-style-complex="normal"/>
    </style:style>
    <style:style style:name="T72" style:family="text">
      <style:text-properties fo:font-style="normal" officeooo:rsid="00a99008" style:font-style-asian="normal" style:font-style-complex="normal"/>
    </style:style>
    <style:style style:name="T73" style:family="text">
      <style:text-properties fo:font-style="normal" officeooo:rsid="00aabf71" style:font-style-asian="normal" style:font-style-complex="normal"/>
    </style:style>
    <style:style style:name="T74" style:family="text">
      <style:text-properties fo:font-style="normal" officeooo:rsid="00ac38fa" style:font-style-asian="normal" style:font-style-complex="normal"/>
    </style:style>
    <style:style style:name="T75" style:family="text">
      <style:text-properties fo:font-style="normal" fo:font-weight="normal" officeooo:rsid="008c694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dcdb6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8fa4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9150d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bold" officeooo:rsid="00204bde" style:font-style-asian="normal" style:font-weight-asian="bold" style:font-style-complex="normal" style:font-weight-complex="bold"/>
    </style:style>
    <style:style style:name="T80" style:family="text">
      <style:text-properties officeooo:rsid="00ae7b18"/>
    </style:style>
    <style:style style:name="T81" style:family="text">
      <style:text-properties officeooo:rsid="00a99008"/>
    </style:style>
    <style:style style:name="T82" style:family="text">
      <style:text-properties officeooo:rsid="00b1b16f"/>
    </style:style>
    <style:style style:name="T83" style:family="text">
      <style:text-properties officeooo:rsid="00b4e7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40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40">_Char_numbers</text:span></text:p>
      <text:p text:style-name="P22"><text:tab/>5_Hex_numbers</text:p>
      <text:p text:style-name="P7"><text:span text:style-name="T8"><text:tab/></text:span><text:span text:style-name="T42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41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41">(4 simple examples)</text:span></text:p>
      <text:p text:style-name="P40"><text:tab/>2_Pin_Change_Interrupt<text:tab/><text:span text:style-name="T41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41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50">7</text:span>_Some_arithmetic</text:p>
      <text:p text:style-name="P41"><text:tab/><text:span text:style-name="T51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101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43">All OK</text:span></text:p>
      <text:p text:style-name="P52"><text:tab/><text:tab/><text:tab/><text:span text:style-name="T54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54">0_project_zero_C <text:s text:c="4"/></text:span></text:p>
      <text:p text:style-name="P53"><text:tab/><text:tab/><text:tab/><text:tab/><text:tab/><text:span text:style-name="T54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44">All OK</text:span></text:p>
      <text:p text:style-name="P54"><text:tab/><text:tab/><text:tab/><text:span text:style-name="T55">PDF files<text:tab/>All OK Printed on A3</text:span></text:p>
      <text:p text:style-name="P54"><text:tab/><text:tab/><text:tab/><text:span text:style-name="T58">No image files: Supply PDF and hex files.</text:span></text:p>
      <text:p text:style-name="P54"/>
      <text:p text:style-name="P30">3_Receiver_Transmitter_Basic<text:tab/><text:tab/><text:span text:style-name="T59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9">Hex Files<text:tab/>All OK</text:span></text:p>
      <text:p text:style-name="P58"><text:tab/><text:tab/><text:span text:style-name="T56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9">Hex Files<text:tab/>All OK</text:span></text:p>
      <text:p text:style-name="P60"><text:tab/><text:tab/><text:span text:style-name="T56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9">Hex Files<text:tab/>All OK</text:span></text:p>
      <text:p text:style-name="P62"><text:tab/><text:tab/><text:span text:style-name="T56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9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9">Hex File<text:tab/>OK</text:span></text:p>
      <text:p text:style-name="P66"><text:tab/><text:span text:style-name="T57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9">Hex File<text:tab/>OK</text:span></text:p>
      <text:p text:style-name="P65"><text:tab/><text:span text:style-name="T57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9">Hex File<text:tab/>OK</text:span></text:p>
      <text:p text:style-name="P64"><text:tab/><text:span text:style-name="T57">PDF file<text:tab/>OK</text:span></text:p>
      <text:p text:style-name="P47"/>
      <text:p text:style-name="P47"><text:tab/><text:span text:style-name="T45">8_Integer_numbers</text:span></text:p>
      <text:p text:style-name="P47"><text:span text:style-name="T45"><text:tab/><text:tab/></text:span><text:span text:style-name="T48">Comments OK</text:span></text:p>
      <text:p text:style-name="P63"><text:tab/><text:span text:style-name="T49">Hex File<text:tab/>OK</text:span></text:p>
      <text:p text:style-name="P63"><text:tab/><text:span text:style-name="T57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60">Image files ALL OK</text:span></text:p>
      <text:p text:style-name="P9"/>
      <text:p text:style-name="P9"><text:tab/>1_Segment_driver</text:p>
      <text:p text:style-name="P48"><text:span text:style-name="T45"><text:tab/><text:tab/></text:span><text:span text:style-name="T48">Comments OK</text:span></text:p>
      <text:p text:style-name="P49"><text:tab/><text:tab/><text:span text:style-name="T49">Hex File<text:tab/>OK</text:span></text:p>
      <text:p text:style-name="P50"><text:tab/><text:tab/><text:span text:style-name="T57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60">Image files all OK</text:span></text:p>
      <text:p text:style-name="P11"><text:tab/></text:p>
      <text:p text:style-name="P11"><text:tab/>1_Interrupt_basic</text:p>
      <text:p text:style-name="P13"><text:tab/><text:span text:style-name="T52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52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52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52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52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52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61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B_Prime_factors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C_Prime_Num_array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D_Prime_Factors_fast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E_Prime_numbers_extra</text:p>
      <text:p text:style-name="P68"><text:soft-page-break/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43"/>
      <text:p text:style-name="P35">7_Timers<text:tab/><text:span text:style-name="T15"><text:tab/><text:tab/></text:span><text:span text:style-name="T60">Image files ALL OK</text:span></text:p>
      <text:p text:style-name="P38"/>
      <text:p text:style-name="P38"/>
      <text:p text:style-name="P102">7A_String_only_clock</text:p>
      <text:p text:style-name="P104"><text:tab/>Comments<text:tab/>OK</text:p>
      <text:p text:style-name="P105"><text:tab/><text:span text:style-name="T49">Hex File<text:tab/>OK</text:span></text:p>
      <text:p text:style-name="P106"><text:tab/><text:span text:style-name="T57">PDF file<text:tab/>OK</text:span></text:p>
      <text:p text:style-name="P102"/>
      <text:p text:style-name="P102">7B_calculator_based_clock</text:p>
      <text:p text:style-name="P104"><text:tab/>Comments<text:tab/>OK</text:p>
      <text:p text:style-name="P105"><text:tab/><text:span text:style-name="T49">Hex File<text:tab/>OK</text:span></text:p>
      <text:p text:style-name="P106"><text:tab/><text:span text:style-name="T57">PDF file<text:tab/>OK</text:span></text:p>
      <text:p text:style-name="P102"/>
      <text:p text:style-name="P102">7C_mini_OS_clock</text:p>
      <text:p text:style-name="P104"><text:tab/>Comments<text:tab/>OK</text:p>
      <text:p text:style-name="P105"><text:tab/><text:span text:style-name="T49">Hex File<text:tab/>OK</text:span></text:p>
      <text:p text:style-name="P106"><text:tab/><text:span text:style-name="T57">PDF file<text:tab/>OK<text:tab/><text:tab/>No typing needed</text:span></text:p>
      <text:p text:style-name="P102"/>
      <text:p text:style-name="P102">7D_mini_OS_clock_with_adjustment</text:p>
      <text:p text:style-name="P104"><text:tab/>Comments<text:tab/>OK</text:p>
      <text:p text:style-name="P105"><text:tab/><text:span text:style-name="T49">Hex File<text:tab/>OK</text:span></text:p>
      <text:p text:style-name="P106"><text:tab/><text:span text:style-name="T57">PDF file<text:tab/>OK<text:tab/><text:tab/>Only type in timer_utoa()</text:span></text:p>
      <text:p text:style-name="P102"/>
      <text:p text:style-name="P102">7E_Stand_a_lone_clock</text:p>
      <text:p text:style-name="P104"><text:tab/>Comments<text:tab/>OK</text:p>
      <text:p text:style-name="P105"><text:tab/><text:span text:style-name="T49">Hex File<text:tab/>OK</text:span></text:p>
      <text:p text:style-name="P106"><text:tab/><text:span text:style-name="T57">PDF file<text:tab/>OK</text:span></text:p>
      <text:p text:style-name="P106"/>
      <text:p text:style-name="P102">7F_Stop_watch</text:p>
      <text:p text:style-name="P104"><text:tab/>Comments<text:tab/>OK</text:p>
      <text:p text:style-name="P105"><text:tab/><text:span text:style-name="T49">Hex File<text:tab/>OK</text:span></text:p>
      <text:p text:style-name="P106"><text:tab/><text:span text:style-name="T57">PDF file<text:tab/>OK<text:tab/><text:tab/>No typing needed</text:span></text:p>
      <text:p text:style-name="P103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60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/>
      <text:p text:style-name="P31"/>
      <text:p text:style-name="P31"/>
      <text:p text:style-name="P31"/>
      <text:p text:style-name="P36">Final checks</text:p>
      <text:p text:style-name="P78"/>
      <text:p text:style-name="P36"><text:span text:style-name="T3"><text:tab/></text:span><text:span text:style-name="T61">0_project_zero</text:span></text:p>
      <text:p text:style-name="P31"><text:tab/><text:span text:style-name="T3"><text:tab/></text:span><text:span text:style-name="T28">Hex files<text:tab/><text:tab/><text:tab/></text:span><text:span text:style-name="T29">All OK</text:span></text:p>
      <text:p text:style-name="P72"><text:tab/><text:tab/><text:span text:style-name="T62">PDF files<text:tab/><text:tab/><text:tab/>Not checked</text:span></text:p>
      <text:p text:style-name="P72"><text:tab/><text:tab/><text:span text:style-name="T62">Image files<text:tab/><text:tab/><text:tab/>All OK</text:span></text:p>
      <text:p text:style-name="P72"/>
      <text:p text:style-name="P73"><text:tab/><text:span text:style-name="T46">1_first_project</text:span></text:p>
      <text:p text:style-name="P34"><text:span text:style-name="T28"><text:tab/><text:tab/>Hex files<text:tab/><text:tab/><text:tab/></text:span><text:span text:style-name="T29">All OK</text:span></text:p>
      <text:p text:style-name="P73"><text:tab/><text:tab/><text:span text:style-name="T62">PDF files<text:tab/><text:tab/><text:tab/>Not checked</text:span></text:p>
      <text:p text:style-name="P73"><text:tab/><text:tab/><text:span text:style-name="T62">Image files<text:tab/><text:tab/><text:tab/>All OK</text:span></text:p>
      <text:p text:style-name="P73"/>
      <text:p text:style-name="P29">2_binary_and_bit_operations</text:p>
      <text:p text:style-name="P29"><text:tab/>0_Bitwise_logic</text:p>
      <text:p text:style-name="P29"><text:tab/><text:tab/><text:span text:style-name="T75">Arduino<text:tab/><text:tab/><text:tab/>subroutine ‘op’ removed </text:span><text:span text:style-name="T76">add comment re ‘}’</text:span></text:p>
      <text:p text:style-name="P91"><text:span text:style-name="T31"><text:tab/><text:tab/></text:span><text:span text:style-name="T32">pdf file<text:tab/><text:tab/><text:tab/><text:tab/>shows complete project</text:span></text:p>
      <text:p text:style-name="P91"><text:span text:style-name="T31"><text:tab/><text:tab/></text:span><text:span text:style-name="T32">Image file<text:tab/><text:tab/><text:tab/>Shows subroutine ‘op’</text:span></text:p>
      <text:p text:style-name="P91"><text:tab/><text:tab/><text:span text:style-name="T30">Hex_file<text:tab/><text:tab/><text:tab/>OK</text:span></text:p>
      <text:p text:style-name="P87"/>
      <text:p text:style-name="P81"><text:span text:style-name="T30"><text:tab/></text:span><text:span text:style-name="T71">1_ones_processor</text:span></text:p>
      <text:p text:style-name="P81"><text:tab/><text:tab/><text:span text:style-name="T77">C file<text:tab/><text:tab/><text:tab/><text:tab/>No change</text:span></text:p>
      <text:p text:style-name="P81"><text:span text:style-name="T33"><text:tab/><text:tab/></text:span><text:span text:style-name="T78">pdf file<text:tab/><text:tab/><text:tab/><text:tab/>No change</text:span></text:p>
      <text:p text:style-name="P83"><text:tab/><text:tab/><text:span text:style-name="T66">Image files<text:tab/><text:tab/><text:tab/>No change</text:span></text:p>
      <text:p text:style-name="P81"><text:tab/><text:tab/><text:span text:style-name="T77">Hex_file<text:tab/><text:tab/><text:tab/>OK</text:span></text:p>
      <text:p text:style-name="P81"><text:tab/><text:tab/></text:p>
      <text:p text:style-name="P84"><text:tab/><text:tab/></text:p>
      <text:p text:style-name="P93"><text:tab/><text:span text:style-name="T45">2_Shift_bits</text:span></text:p>
      <text:p text:style-name="P85"><text:tab/><text:tab/><text:span text:style-name="T68">Arduino<text:tab/><text:tab/><text:tab/>Subroutine ‘logical op’ removed</text:span></text:p>
      <text:p text:style-name="P85"><text:tab/><text:tab/><text:span text:style-name="T70">C file<text:tab/><text:tab/><text:tab/><text:tab/>No change</text:span></text:p>
      <text:p text:style-name="P85"><text:tab/><text:tab/><text:span text:style-name="T69">Image file <text:tab/><text:tab/><text:tab/>Shows subroutine ‘logical_op’ </text:span></text:p>
      <text:p text:style-name="P93"><text:tab/><text:tab/><text:span text:style-name="T63">pdf file<text:tab/><text:tab/><text:tab/><text:tab/>No change</text:span></text:p>
      <text:p text:style-name="P86"><text:tab/><text:tab/><text:span text:style-name="T67">Hex file <text:tab/><text:tab/><text:tab/>OK</text:span></text:p>
      <text:p text:style-name="P82"><text:soft-page-break/></text:p>
      <text:p text:style-name="P86"><text:span text:style-name="T47"><text:tab/></text:span><text:span text:style-name="T79">3_Char_to_binary</text:span></text:p>
      <text:p text:style-name="P94"><text:tab/><text:tab/><text:span text:style-name="T63">Arduino<text:tab/><text:tab/><text:tab/>Main routine removed</text:span></text:p>
      <text:p text:style-name="P94"><text:tab/><text:tab/><text:span text:style-name="T64">C file<text:tab/><text:tab/><text:tab/><text:tab/>No change</text:span></text:p>
      <text:p text:style-name="P94"><text:tab/><text:tab/><text:span text:style-name="T64">pdf file<text:tab/><text:tab/><text:tab/><text:tab/>OK</text:span></text:p>
      <text:p text:style-name="P95"><text:tab/><text:tab/><text:span text:style-name="T65">Image file<text:tab/><text:tab/><text:tab/>Shows main routine<text:tab/></text:span></text:p>
      <text:p text:style-name="P88"><text:tab/><text:tab/><text:span text:style-name="T66">Hex file<text:tab/><text:tab/><text:tab/>No change</text:span></text:p>
      <text:p text:style-name="P96"/>
      <text:p text:style-name="P96"/>
      <text:p text:style-name="P92">3_Receiver_Transmitter_Basic</text:p>
      <text:p text:style-name="P88"><text:span text:style-name="T66"><text:tab/>1_askii_code<text:tab/><text:tab/></text:span><text:span text:style-name="T72">C_files, pdf_files and image files <text:tab/></text:span><text:span text:style-name="T74">and HEX files<text:tab/><text:tab/></text:span><text:span text:style-name="T72">OK</text:span></text:p>
      <text:p text:style-name="P89"><text:span text:style-name="T72"><text:tab/>2_Bin_to_String<text:tab/> C_files, pdf_files and image files<text:tab/></text:span><text:span text:style-name="T74">and HEX files<text:tab/><text:tab/></text:span><text:span text:style-name="T73">OK</text:span></text:p>
      <text:p text:style-name="P90"><text:span text:style-name="T72"><text:tab/>3_String_to_Bin<text:tab/> C_files, pdf_files and image files<text:tab/></text:span><text:span text:style-name="T74">and HEX files<text:tab/><text:tab/></text:span><text:span text:style-name="T73">OK</text:span></text:p>
      <text:p text:style-name="P98"><text:tab/>4_Char_numbers<text:tab/><text:tab/><text:tab/><text:tab/><text:span text:style-name="T80">ALL OK</text:span></text:p>
      <text:p text:style-name="P99"><text:tab/>5_Hex_numbers<text:tab/><text:tab/><text:tab/><text:tab/><text:span text:style-name="T80">ALL OK</text:span></text:p>
      <text:p text:style-name="P99"><text:tab/>6_Simple_division<text:tab/><text:tab/><text:tab/><text:tab/><text:span text:style-name="T80">ALL OK</text:span></text:p>
      <text:p text:style-name="P99"><text:tab/>7_Screen_saver<text:tab/><text:tab/><text:tab/><text:tab/><text:span text:style-name="T80">ALL OK</text:span></text:p>
      <text:p text:style-name="P99"><text:tab/>8_Integer_numbers<text:tab/><text:tab/><text:tab/><text:tab/><text:span text:style-name="T80">ALL OK</text:span></text:p>
      <text:p text:style-name="P100"/>
      <text:p text:style-name="P92">4_Display_Driver_Basic</text:p>
      <text:p text:style-name="P96"/>
      <text:p text:style-name="P97"><text:tab/>1_Segment_driver<text:tab/><text:tab/><text:span text:style-name="T81">C_files, pdf_files and image files <text:tab/>and HEX files<text:tab/><text:tab/>OK</text:span></text:p>
      <text:p text:style-name="P97"><text:tab/>2_Segment_driver<text:tab/><text:tab/><text:span text:style-name="T81">C_files, pdf_files and image files <text:tab/>and HEX files<text:tab/><text:tab/>OK</text:span></text:p>
      <text:p text:style-name="P97"><text:tab/>3_Numerical_entry<text:tab/><text:tab/><text:span text:style-name="T81">C_files, pdf_files and image files <text:tab/>and HEX files<text:tab/><text:tab/>OK</text:span></text:p>
      <text:p text:style-name="P97"><text:tab/>4_Num_from_KBD<text:tab/><text:tab/><text:span text:style-name="T81">C_files, pdf_files and image files <text:tab/>and HEX files<text:tab/><text:tab/>OK</text:span></text:p>
      <text:p text:style-name="P97"><text:tab/>5_Moving_display<text:tab/><text:tab/><text:span text:style-name="T81">C_files, pdf_files and image files <text:tab/>and HEX files<text:tab/><text:tab/>OK</text:span></text:p>
      <text:p text:style-name="P97"><text:tab/>6_Random_num_display<text:tab/><text:span text:style-name="T81">C_files, pdf_files and image files <text:tab/>and HEX files<text:tab/><text:tab/>OK</text:span></text:p>
      <text:p text:style-name="P97"/>
      <text:p text:style-name="P108">5_Interrupts</text:p>
      <text:p text:style-name="P108"/>
      <text:p text:style-name="P108"><text:tab/>1_Interrupt_basi<text:span text:style-name="T82">c</text:span></text:p>
      <text:p text:style-name="P109"><text:tab/><text:tab/><text:span text:style-name="T34">Example_1<text:tab/><text:tab/> </text:span><text:span text:style-name="T35">C_files, pdf_files and image files <text:tab/>and HEX files<text:tab/><text:tab/></text:span><text:span text:style-name="T36">OK</text:span></text:p>
      <text:p text:style-name="P109"><text:span text:style-name="T34"><text:tab/><text:tab/>Example_2<text:tab/><text:tab/> </text:span><text:span text:style-name="T35">C_files, pdf_files and image files <text:tab/>and HEX files<text:tab/><text:tab/></text:span><text:span text:style-name="T36">OK</text:span></text:p>
      <text:p text:style-name="P109"><text:span text:style-name="T34"><text:tab/><text:tab/>Example_3<text:tab/><text:tab/> </text:span><text:span text:style-name="T35">C_files, pdf_files and image files <text:tab/>and HEX files<text:tab/><text:tab/></text:span><text:span text:style-name="T36">OK</text:span></text:p>
      <text:p text:style-name="P109"><text:span text:style-name="T34"><text:tab/><text:tab/>Example_4<text:tab/><text:tab/> </text:span><text:span text:style-name="T35">C_files, pdf_files and image files <text:tab/>and HEX files<text:tab/><text:tab/></text:span><text:span text:style-name="T36">OK</text:span></text:p>
      <text:p text:style-name="P109"><text:span text:style-name="T34"><text:tab/><text:tab/>Example_5<text:tab/><text:tab/> </text:span><text:span text:style-name="T35">C_files, pdf_files and image files <text:tab/>and HEX files<text:tab/><text:tab/></text:span><text:span text:style-name="T36">OK</text:span></text:p>
      <text:p text:style-name="P109"><text:span text:style-name="T34"><text:tab/><text:tab/>Example_6<text:tab/><text:tab/> </text:span><text:span text:style-name="T35">C_files, pdf_files and image files <text:tab/>and HEX files<text:tab/><text:tab/></text:span><text:span text:style-name="T36">OK</text:span></text:p>
      <text:p text:style-name="P110"><text:tab/>2_Pin_Change_Interrupt<text:tab/><text:span text:style-name="T34"> </text:span><text:span text:style-name="T35">C_files, pdf_files and image files <text:s/><text:tab/>and HEX files<text:tab/><text:tab/></text:span><text:span text:style-name="T37">OK</text:span></text:p>
      <text:p text:style-name="P108"><text:tab/>3_reaction_time_tester<text:tab/><text:tab/><text:tab/><text:tab/><text:span text:style-name="T38">ALL OK</text:span></text:p>
      <text:p text:style-name="P110"><text:tab/>4_Rx_interrupts<text:tab/><text:tab/><text:tab/><text:tab/><text:tab/></text:p>
      <text:p text:style-name="P110"><text:span text:style-name="T3"><text:tab/><text:tab/>4A_Rx_Interrupt</text:span><text:tab/><text:tab/><text:tab/><text:tab/><text:span text:style-name="T38">ALL OK</text:span></text:p>
      <text:p text:style-name="P110"><text:span text:style-name="T3"><text:tab/><text:tab/>4</text:span><text:span text:style-name="T34">B</text:span><text:span text:style-name="T3">_Rx_Interrupt</text:span><text:tab/><text:tab/><text:tab/><text:tab/><text:span text:style-name="T38">ALL OK</text:span></text:p>
      <text:p text:style-name="P110"><text:tab/>5_File_download_with_interrupt<text:tab/><text:tab/><text:tab/><text:span text:style-name="T38">ALL OK</text:span></text:p>
      <text:p text:style-name="P110"><text:tab/>6_Roots_with_interrupt<text:tab/><text:tab/><text:tab/><text:tab/><text:span text:style-name="T38">ALL OK</text:span></text:p>
      <text:p text:style-name="P110"><text:span text:style-name="T38"/></text:p>
      <text:p text:style-name="P110"><text:span text:style-name="T83">6_Prime_numb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29T21:14:53.903000000</dc:date>
    <meta:editing-duration>P1DT9H26M14S</meta:editing-duration>
    <meta:editing-cycles>119</meta:editing-cycles>
    <meta:document-statistic meta:table-count="0" meta:image-count="0" meta:object-count="0" meta:page-count="8" meta:paragraph-count="314" meta:word-count="1000" meta:character-count="7345" meta:non-whitespace-character-count="5997"/>
  </office:meta>
</office:document-meta>
</file>